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6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27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3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27" office:value-type="string" calcext:value-type="string" table:number-columns-spanned="10" table:number-rows-spanned="2">
            <text:p>USER STORIES - EzParking system</text:p>
          </table:table-cell>
          <table:covered-table-cell table:style-name="ce8"/>
          <table:covered-table-cell table:number-columns-repeated="8" table:style-name="ce19"/>
          <table:table-cell table:style-name="ce8" office:value-type="string" calcext:value-type="string" table:number-columns-spanned="2" table:number-rows-spanned="2">
            <text:p>LO-FI</text:p>
          </table:table-cell>
          <table:covered-table-cell table:style-name="ce19"/>
          <table:table-cell table:style-name="ce30" table:number-columns-repeated="13"/>
          <table:table-cell table:number-columns-repeated="16359"/>
        </table:table-row>
        <table:table-row table:style-name="ro1">
          <table:covered-table-cell table:style-name="ce28"/>
          <table:covered-table-cell table:number-columns-repeated="9" table:style-name="ce33"/>
          <table:covered-table-cell table:number-columns-repeated="2" table:style-name="ce19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14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9" table:number-rows-spanned="1">
            <text:p>As an administrator I want to access to a user dashboard so that I'm able to see and manage their account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9" table:number-rows-spanned="1">
            <text:p>As a driver I want to be able so search parking spots through filters so that I can find the best parking for my need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 table:number-columns-spanned="9" table:number-rows-spanned="1">
            <text:p>As a driver I want to search for a parking spot selecting a keypoint and a distance range so that I can find the parking space in the best possible position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 table:number-columns-spanned="9" table:number-rows-spanned="1">
            <text:p>As a driver I want to receive the booking confirmation by email so that I can check the reservation detail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 table:number-columns-spanned="9" table:number-rows-spanned="1">
            <text:p>As a driver I want to choose the payment method so that I can pay the parking spot in several way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 table:number-columns-spanned="9" table:number-rows-spanned="1">
            <text:p>As a driver I want a visual confirmation of my payment request, to be sure of my payment outcome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 table:number-columns-spanned="9" table:number-rows-spanned="1">
            <text:p>As a driver I want to be able to delete a reservation so that I can free a parking spot when I don’t need it anymore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 table:number-columns-spanned="9" table:number-rows-spanned="1">
            <text:p>As a driver I want to see a visual confirmation of the cancellation so that I can be sure about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 table:number-columns-spanned="9" table:number-rows-spanned="1">
            <text:p>As a driver I want to receive the details of the resident after a booking so that I can contact it if needed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 table:number-columns-spanned="9" table:number-rows-spanned="1">
            <text:p>As a driver I want to rate the parking service so that I can share my parking experience with other driver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 table:number-columns-spanned="9" table:number-rows-spanned="1">
            <text:p>As a resident I want to insert into the system my parking space (individual or collective) so that I can share it with other users and gain revenue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 table:number-columns-spanned="9" table:number-rows-spanned="1">
            <text:p>As a resident I want to assign labels to my parking spots so that drivers can easily find them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 table:number-columns-spanned="9" table:number-rows-spanned="1">
            <text:p>As a resident I want a real time parking spot dashboard so that I’m able to monitor the current status of my sharing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 table:number-columns-spanned="9" table:number-rows-spanned="1">
            <text:p>As a resident I want to delete a reservation so that I can have the full control of my parking space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 table:number-columns-spanned="9" table:number-rows-spanned="1">
            <text:p>As a resident I want to set a reputation treshold for reserve a parking spot so that I can give priority to higher reputation user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string" calcext:value-type="string" table:number-columns-spanned="9" table:number-rows-spanned="1">
            <text:p>As a resident I want to have a booking queue for my parking spot so that I can authorize a specific driver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 table:number-columns-spanned="9" table:number-rows-spanned="1">
            <text:p>As a resident I want to rate the driver so that I can share the related experience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 table:number-columns-spanned="9" table:number-rows-spanned="1">
            <text:p>As a resident I want to change the status of the parking spot so that I can manage its availability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 table:number-columns-spanned="9" table:number-rows-spanned="1">
            <text:p>As a driver I want to access my reputation score so I can know which parking spaces I can book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3">
          <table:table-cell table:style-name="Default" table:number-columns-repeated="12"/>
          <table:table-cell table:style-name="ce30" table:number-columns-repeated="13"/>
          <table:table-cell table:number-columns-repeated="16359"/>
        </table:table-row>
        <table:table-row table:style-name="ro1">
          <table:table-cell table:style-name="ce30" table:number-columns-repeated="25"/>
          <table:table-cell table:number-columns-repeated="16359"/>
        </table:table-row>
        <table:table-row table:style-name="ro1">
          <table:table-cell table:style-name="ce30"/>
          <table:table-cell table:style-name="Default" table:number-columns-repeated="9"/>
          <table:table-cell table:style-name="ce30" table:number-columns-repeated="15"/>
          <table:table-cell table:number-columns-repeated="16359"/>
        </table:table-row>
        <table:table-row table:style-name="ro1" table:number-rows-repeated="970">
          <table:table-cell table:style-name="ce30" table:number-columns-repeated="25"/>
          <table:table-cell table:number-columns-repeated="16359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4:56:00.865787209</dc:date>
    <meta:editing-duration>PT10M50S</meta:editing-duration>
    <meta:editing-cycles>5</meta:editing-cycles>
    <meta:generator>LibreOffice/7.4.7.2$Linux_X86_64 LibreOffice_project/40$Build-2</meta:generator>
    <meta:document-statistic meta:table-count="1" meta:cell-count="56" meta:object-count="0"/>
  </office:meta>
</office:document-meta>
</file>